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Tahoma, Helvetica, FreeSans, sans-serif"/>
    <style:font-face style:name="Open Sans" svg:font-family="'Open Sans', Verdana, sans-serif"/>
    <style:font-face style:name="Verdana" svg:font-family="Verdana,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00%" fo:text-align="center" style:justify-single-word="false" fo:widows="1" fo:text-indent="0cm" style:auto-text-indent="false"/>
      <style:text-properties fo:font-variant="normal" fo:text-transform="none" fo:color="#000000" style:font-name="Century Schoolbook L" fo:font-size="12pt" fo:letter-spacing="normal" fo:font-style="normal" fo:font-weight="bold" officeooo:rsid="000d203f" officeooo:paragraph-rsid="000d203f" style:font-size-asian="12pt" style:font-weight-asian="bold" style:font-size-complex="12pt" style:font-weight-complex="bold"/>
    </style:style>
    <style:style style:name="P2"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bold" officeooo:rsid="0014f250" officeooo:paragraph-rsid="0014f250" style:font-size-asian="12pt" style:font-weight-asian="bold" style:font-size-complex="12pt" style:font-weight-complex="bold"/>
    </style:style>
    <style:style style:name="P3"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bold" officeooo:rsid="001314f2" officeooo:paragraph-rsid="001314f2" style:font-size-asian="12pt" style:font-weight-asian="bold" style:font-size-complex="12pt" style:font-weight-complex="bold"/>
    </style:style>
    <style:style style:name="P4"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normal" officeooo:rsid="000d203f" officeooo:paragraph-rsid="000d203f" style:font-size-asian="12pt" style:font-size-complex="12pt"/>
    </style:style>
    <style:style style:name="P5"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normal" officeooo:rsid="00123bcb" officeooo:paragraph-rsid="001314f2" style:font-size-asian="12pt" style:font-size-complex="12pt"/>
    </style:style>
    <style:style style:name="P6"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normal" officeooo:rsid="00123bcb" officeooo:paragraph-rsid="00123bcb" style:font-size-asian="12pt" style:font-size-complex="12pt"/>
    </style:style>
    <style:style style:name="P7"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normal" officeooo:rsid="001314f2" officeooo:paragraph-rsid="001314f2" style:font-size-asian="12pt" style:font-size-complex="12pt"/>
    </style:style>
    <style:style style:name="P8" style:family="paragraph" style:parent-style-name="Standard">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normal" style:font-size-asian="12pt" style:font-size-complex="12pt"/>
    </style:style>
    <style:style style:name="P9" style:family="paragraph" style:parent-style-name="Heading_20_2">
      <style:paragraph-properties fo:margin-left="0cm" fo:margin-right="0cm" fo:line-height="100%" fo:text-align="justify" style:justify-single-word="false" fo:widows="1" fo:text-indent="0cm" style:auto-text-indent="false"/>
      <style:text-properties fo:font-variant="normal" fo:text-transform="none" fo:color="#000000" style:font-name="Century Schoolbook L" fo:font-size="12pt" fo:letter-spacing="normal" fo:font-style="normal" fo:font-weight="normal" style:font-size-asian="12pt" style:font-size-complex="12pt"/>
    </style:style>
    <style:style style:name="T1" style:family="text">
      <style:text-properties officeooo:rsid="001314f2"/>
    </style:style>
    <style:style style:name="T2" style:family="text">
      <style:text-properties officeooo:rsid="0014f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errero López Ana Elizabeth C.I. V- 25.154.497</text:p>
      <text:p text:style-name="P2"/>
      <text:p text:style-name="P1">Sensor de temperatura <text:span text:style-name="T2">del refrigerante</text:span></text:p>
      <text:p text:style-name="P4"/>
      <text:p text:style-name="P5"><text:span text:style-name="T1"><text:tab/>El sensor de temperatura del refrigerante </text:span>es un termistor (una resistencia que cambia con respecto a la temperatura). Entre más se calienta el sensor menor es su resistencia. E<text:span text:style-name="T1">ste</text:span> sensor está generalmente enroscado dentro del bloque del motor, en el múltiple de la toma inferior o en el cabezal del cilindro para proveer un contacto directo con el refrigerante.</text:p>
      <text:p text:style-name="P6"/>
      <text:p text:style-name="P7"><text:tab/>Como el motor de combustión interna no se mantiene en el mismo valor de temperatura desde el inicio de funcionamiento, ya que se incrementa, las condiciones de funcionamiento también variarán notablemente, especialmente cuando la temperatura es muy baja, debiendo vencer las resistencia de sus partes móviles; adicionalmente un buen porcentaje del combustible inyectado es desperdiciado en las paredes del múltiple de admisión, de los cilindros y debido a la mala combustión, por lo que requerimos inyectar una cantidad adicional de combustible en frío y reducir paulatinamente este caudal hasta llegar al ideal en la temperatura óptima de funcionamiento.</text:p>
      <text:p text:style-name="P7"/>
      <text:p text:style-name="P7"><text:tab/>Esta señal informa al computador la temperatura del refrigerante del motor, para que este pueda enriquecer automáticamente la mezcla aire - combustible cuando el motor está frío y la empobrezca paulatinamente en el incremento de la temperatura, hasta llegar a la temperatura ideal de trabajo, momento en el cual se mantiene la mezcla ideal. </text:p>
      <text:p text:style-name="P7"/>
      <text:p text:style-name="P7"><text:tab/>Para ello se utiliza una resistencia NTC (NEGATIVE TEMPERATURE COEFICIENT), que como su nombre lo indica, es una resistencia de coeficiente negativo de temperatura. Esto quiere decir que la resistencia del sensor irá disminuyendo con el incremento de la temperatura medida, o lo que es lo mismo, que su conductibilidad irá aumentando con el incremento de temperatura, ya que cuando está frío el sensor, su conductibilidad es mala y aumenta con el incremento de temperatura.</text:p>
      <text:p text:style-name="P7"/>
      <text:p text:style-name="P7"><text:tab/>El sensor está encapsulado en un cuerpo de bronce, para que pueda resistir los agentes químicos del refrigerante y tenga además una buena conductibilidad térmica. Está localizado generalmente cerca del termostato del motor, lugar que adquiere el valor máximo de temperatura de trabajo y entrega rápidamente los cambios que se producen en el refrigerante. En su parte anterior tiene un conector con dos pines eléctricos, aislados del cuerpo metálico. Dependiendo del sistema, existen dos posibilidades de señal que puede entregar el sensor de temperatura:</text:p>
      <text:p text:style-name="P7"/>
      <text:p text:style-name="P7">1. Alimentación Positiva.</text:p>
      <text:p text:style-name="P7"><text:tab/>El sensor recibe en uno de sus pines una alimentación de 5 voltios de referencia, tensión eléctrica que la envía el computador una tensión ascendente de información hasta calentarse, momento en el cual le entrega una tensión mayor, pudiendo llegar <text:soft-page-break/>cerca de los 5 voltios de alimentación. Esta señal se envía por el segundo pin del sensor hacia el computador, el cual identifica esta tensión variable en temperatura medida del refrigerante, entregando a los inyectores una cantidad de combustible ideal en cada etapa de calentamiento.</text:p>
      <text:p text:style-name="P7"/>
      <text:p text:style-name="P7">2. Alimentación Negativa.</text:p>
      <text:p text:style-name="P7"><text:tab/>Como en el primer caso, en otros sistemas se utiliza una alimentación negativa lo que significa que el primer pin del sensor tiene una conexión de tierra o MASA. Cuando el sensor esta frío, la alta resistencia interior permite enviar una señal negativa muy pequeña por el segundo pin, dirigida al computador, pero seguirá incrementándose acorde al aumento de temperatura del motor.</text:p>
      <text:p text:style-name="P7"/>
      <text:p text:style-name="P7"><text:tab/>Como se podrá notar, el tipo de señal que se envía al computador solamente dependerá del tipo de alimentación que se le entregue al sensor, el cual se encarga de enviar una señal variable de esta alimentación, progresiva con el aumento de temperatura.</text:p>
      <text:p text:style-name="P8"/>
      <text:p text:style-name="P3">Explicación física:</text:p>
      <text:p text:style-name="P7"><text:tab/>El termistor está formado por un material semiconductor, el cual presenta una estructura cristalina en forma de red (arreglo periódico de átomos). Esta red está, a su vez, formada por átomos con sus electrones. Cuando aportamos energía al material en forma de calor, el electrón la utiliza para vencer la fuerza de atracción del núcleo del átomo, y de esta forma se moverá “libremente” en la red formada por todos los átomos. Aquellos átomos que queden sin sus electrones quedarán cargados positivamente. Esta carga positiva puede migrar de un átomo a otro, comportándose esencialmente como un portador de carga similar al electrón libre, pero cargado positivamente.</text:p>
      <text:p text:style-name="P7"><text:tab/>Por consiguiente, cada vez que un electrón abandona el átomo origen aparecerá un par de portadores de carga en libertad: un electrón y un hueco. El aumento de la temperatura en el semiconductor produce un aumento del número de estos portadores libres. Consecuentemente se produce el aumento de la conductividad eléctrica del material, es decir, disminuye la resistencia eléctrica.</text:p>
      <text:h text:style-name="P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Tahoma, Helvetica, FreeSans, sans-serif"/>
    <style:font-face style:name="Open Sans" svg:font-family="'Open Sans', Verdana, sans-serif"/>
    <style:font-face style:name="Verdana" svg:font-family="Verdana, 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22:48:29.488051794</meta:creation-date>
    <dc:date>2016-07-20T11:22:34.664737684</dc:date>
    <meta:editing-duration>PT1H5M2S</meta:editing-duration>
    <meta:editing-cycles>2</meta:editing-cycles>
    <meta:generator>LibreOffice/4.3.7.2$Linux_x86 LibreOffice_project/430m0$Build-2</meta:generator>
    <meta:document-statistic meta:table-count="0" meta:image-count="0" meta:object-count="0" meta:page-count="2" meta:paragraph-count="15" meta:word-count="745" meta:character-count="4759" meta:non-whitespace-character-count="4018"/>
  </office:meta>
</office:document-meta>
</file>